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76b" officeooo:paragraph-rsid="0001376b"/>
    </style:style>
    <style:style style:name="P2" style:family="paragraph" style:parent-style-name="Standard">
      <style:text-properties fo:font-weight="bold" officeooo:rsid="0001376b" officeooo:paragraph-rsid="0001376b" style:font-weight-asian="bold" style:font-weight-complex="bold"/>
    </style:style>
    <style:style style:name="P3" style:family="paragraph" style:parent-style-name="Standard">
      <style:text-properties fo:font-weight="bold" officeooo:rsid="0001376b" officeooo:paragraph-rsid="0001ef41" style:font-weight-asian="bold" style:font-weight-complex="bold"/>
    </style:style>
    <style:style style:name="P4" style:family="paragraph" style:parent-style-name="Standard">
      <style:text-properties fo:font-weight="normal" officeooo:rsid="0001376b" officeooo:paragraph-rsid="0001376b" style:font-weight-asian="normal" style:font-weight-complex="normal"/>
    </style:style>
    <style:style style:name="P5" style:family="paragraph" style:parent-style-name="Standard">
      <style:text-properties fo:font-weight="normal" officeooo:rsid="0001376b" officeooo:paragraph-rsid="0001ef41" style:font-weight-asian="normal" style:font-weight-complex="normal"/>
    </style:style>
    <style:style style:name="P6" style:family="paragraph" style:parent-style-name="Standard">
      <style:text-properties fo:font-weight="normal" officeooo:rsid="0001376b" officeooo:paragraph-rsid="00047920" style:font-weight-asian="normal" style:font-weight-complex="normal"/>
    </style:style>
    <style:style style:name="P7" style:family="paragraph" style:parent-style-name="Standard">
      <style:text-properties fo:font-weight="normal" officeooo:rsid="0001ef41" officeooo:paragraph-rsid="0001ef41" style:font-weight-asian="normal" style:font-weight-complex="normal"/>
    </style:style>
    <style:style style:name="P8" style:family="paragraph" style:parent-style-name="Standard">
      <style:text-properties fo:font-weight="normal" officeooo:rsid="0001ef41" officeooo:paragraph-rsid="00047920" style:font-weight-asian="normal" style:font-weight-complex="normal"/>
    </style:style>
    <style:style style:name="P9" style:family="paragraph" style:parent-style-name="Standard">
      <style:text-properties fo:font-weight="normal" officeooo:rsid="00047920" officeooo:paragraph-rsid="00047920" style:font-weight-asian="normal" style:font-weight-complex="normal"/>
    </style:style>
    <style:style style:name="P10" style:family="paragraph" style:parent-style-name="Standard">
      <style:text-properties fo:font-weight="bold" officeooo:rsid="0001376b" officeooo:paragraph-rsid="0004792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ef41" style:font-weight-asian="normal" style:font-weight-complex="normal"/>
    </style:style>
    <style:style style:name="T3" style:family="text">
      <style:text-properties fo:font-weight="normal" officeooo:rsid="00047920" style:font-weight-asian="normal" style:font-weight-complex="normal"/>
    </style:style>
    <style:style style:name="T4" style:family="text">
      <style:text-properties officeooo:rsid="000479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0 - CS4280</text:p>
      <text:p text:style-name="P1">Connor Baniak</text:p>
      <text:p text:style-name="P1"/>
      <text:p text:style-name="P2">F12.c</text:p>
      <text:p text:style-name="P2"><text:tab/><text:span text:style-name="T1">#include “F3.h”</text:span></text:p>
      <text:p text:style-name="P4"><text:tab/>#define M3</text:p>
      <text:p text:style-name="P4"><text:tab/>static G12</text:p>
      <text:p text:style-name="P2"/>
      <text:p text:style-name="P2">F12.h</text:p>
      <text:p text:style-name="P2"><text:tab/><text:span text:style-name="T1">#ifndef F12_H</text:span></text:p>
      <text:p text:style-name="P4"><text:tab/>#define F12_H</text:p>
      <text:p text:style-name="P4"/>
      <text:p text:style-name="P4"><text:tab/>#endif</text:p>
      <text:p text:style-name="P4"/>
      <text:p text:style-name="P2">F3.c</text:p>
      <text:p text:style-name="P2"><text:tab/><text:span text:style-name="T1">#include “F12.h”</text:span></text:p>
      <text:p text:style-name="P4"><text:tab/>#include “F3A.h”</text:p>
      <text:p text:style-name="P4"><text:tab/>G1</text:p>
      <text:p text:style-name="P2"/>
      <text:p text:style-name="P2">F3.h</text:p>
      <text:p text:style-name="P3"><text:tab/><text:span text:style-name="T1">#ifndef F</text:span><text:span text:style-name="T2">3</text:span><text:span text:style-name="T1">_H</text:span></text:p>
      <text:p text:style-name="P3"><text:span text:style-name="T1"><text:tab/>#define F</text:span><text:span text:style-name="T2">3</text:span><text:span text:style-name="T1">_H</text:span></text:p>
      <text:p text:style-name="P5"/>
      <text:p text:style-name="P3"><text:span text:style-name="T1"><text:tab/></text:span><text:span text:style-name="T2">#define M1</text:span></text:p>
      <text:p text:style-name="P7"><text:tab/>#define M2</text:p>
      <text:p text:style-name="P7"><text:tab/></text:p>
      <text:p text:style-name="P7"><text:tab/>extern G1</text:p>
      <text:p text:style-name="P5"/>
      <text:p text:style-name="P5"><text:tab/>#endif</text:p>
      <text:p text:style-name="P2"/>
      <text:p text:style-name="P2">F3A.c</text:p>
      <text:p text:style-name="P2"><text:tab/><text:span text:style-name="T2">#include “F3.h”</text:span></text:p>
      <text:p text:style-name="P2"/>
      <text:p text:style-name="P2">F3A.h</text:p>
      <text:p text:style-name="P3"><text:tab/><text:span text:style-name="T1">#ifndef F</text:span><text:span text:style-name="T2">3A</text:span><text:span text:style-name="T1">_H</text:span></text:p>
      <text:p text:style-name="P3"><text:span text:style-name="T1"><text:tab/>#define F</text:span><text:span text:style-name="T2">3A</text:span><text:span text:style-name="T1">_H</text:span></text:p>
      <text:p text:style-name="P5"/>
      <text:p text:style-name="P5"><text:tab/>#endif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F12.c</text:p>
      <text:p text:style-name="P10"><text:tab/><text:span text:style-name="T1">#include “F3.h”</text:span></text:p>
      <text:p text:style-name="P6"><text:tab/>#define M3</text:p>
      <text:p text:style-name="P6"><text:tab/>static G12</text:p>
      <text:p text:style-name="P6"/>
      <text:p text:style-name="P9"><text:tab/>F1(){}</text:p>
      <text:p text:style-name="P9"><text:tab/>F2(){}</text:p>
      <text:p text:style-name="P9"/>
      <text:p text:style-name="P10"/>
      <text:p text:style-name="P10">F12.h</text:p>
      <text:p text:style-name="P10"><text:tab/><text:span text:style-name="T1">#ifndef F12_H</text:span></text:p>
      <text:p text:style-name="P6"><text:tab/>#define F12_H</text:p>
      <text:p text:style-name="P6"/>
      <text:p text:style-name="P9"><text:tab/>F1()</text:p>
      <text:p text:style-name="P9"><text:tab/>F2()</text:p>
      <text:p text:style-name="P6"/>
      <text:p text:style-name="P6"><text:tab/>#endif</text:p>
      <text:p text:style-name="P6"/>
      <text:p text:style-name="P10">F3.c</text:p>
      <text:p text:style-name="P10"><text:tab/><text:span text:style-name="T1">#include “F12.h”</text:span></text:p>
      <text:p text:style-name="P6"><text:tab/>#include “F3A.h”</text:p>
      <text:p text:style-name="P6"><text:tab/>G1</text:p>
      <text:p text:style-name="P6"/>
      <text:p text:style-name="P6"><text:tab/><text:span text:style-name="T4">F3(){}</text:span></text:p>
      <text:p text:style-name="P10"/>
      <text:p text:style-name="P10">F3.h</text:p>
      <text:p text:style-name="P10"><text:tab/><text:span text:style-name="T1">#ifndef F</text:span><text:span text:style-name="T2">3</text:span><text:span text:style-name="T1">_H</text:span></text:p>
      <text:p text:style-name="P10"><text:span text:style-name="T1"><text:tab/>#define F</text:span><text:span text:style-name="T2">3</text:span><text:span text:style-name="T1">_H</text:span></text:p>
      <text:p text:style-name="P6"/>
      <text:p text:style-name="P10"><text:span text:style-name="T1"><text:tab/></text:span><text:span text:style-name="T2">#define M1</text:span></text:p>
      <text:p text:style-name="P8"><text:tab/>#define M2</text:p>
      <text:p text:style-name="P8"/>
      <text:p text:style-name="P8"><text:tab/><text:span text:style-name="T4">F3()</text:span></text:p>
      <text:p text:style-name="P8"><text:tab/><text:span text:style-name="T4">static F3A()</text:span></text:p>
      <text:p text:style-name="P8"><text:tab/></text:p>
      <text:p text:style-name="P8"><text:tab/>extern G1</text:p>
      <text:p text:style-name="P6"/>
      <text:p text:style-name="P6"><text:tab/>#endif</text:p>
      <text:p text:style-name="P10"/>
      <text:p text:style-name="P10">F3A.c</text:p>
      <text:p text:style-name="P10"><text:tab/><text:span text:style-name="T2">#include “F3.h”</text:span></text:p>
      <text:p text:style-name="P10"><text:span text:style-name="T2"/></text:p>
      <text:p text:style-name="P10"><text:span text:style-name="T2"><text:tab/></text:span><text:span text:style-name="T3">F3A(){}</text:span></text:p>
      <text:p text:style-name="P10"/>
      <text:p text:style-name="P10">F3A.h</text:p>
      <text:p text:style-name="P10"><text:tab/><text:span text:style-name="T1">#ifndef F</text:span><text:span text:style-name="T2">3A</text:span><text:span text:style-name="T1">_H</text:span></text:p>
      <text:p text:style-name="P10"><text:span text:style-name="T1"><text:tab/>#define F</text:span><text:span text:style-name="T2">3A</text:span><text:span text:style-name="T1">_H</text:span></text:p>
      <text:p text:style-name="P10"><text:span text:style-name="T1"/></text:p>
      <text:p text:style-name="P10"><text:span text:style-name="T1"><text:tab/></text:span><text:span text:style-name="T3">F3A()</text:span></text:p>
      <text:p text:style-name="P6"><text:soft-page-break/></text:p>
      <text:p text:style-name="P6"><text:tab/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5:48:22.657318917</meta:creation-date>
    <dc:date>2019-02-04T17:43:17.309539705</dc:date>
    <meta:editing-duration>PT10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96" meta:character-count="605" meta:non-whitespace-character-count="521"/>
  </office:meta>
</office:document-meta>
</file>